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hadow="none"/>
    </style:style>
    <style:style style:name="Tabla1.A" style:family="table-column">
      <style:table-column-properties style:column-width="0.556cm" style:rel-column-width="315*"/>
    </style:style>
    <style:style style:name="Tabla1.B" style:family="table-column">
      <style:table-column-properties style:column-width="8.221cm" style:rel-column-width="4661*"/>
    </style:style>
    <style:style style:name="Tabla1.1" style:family="table-row">
      <style:table-row-properties style:min-row-height="0.423cm"/>
    </style:style>
    <style:style style:name="Tabla1.A1" style:family="table-cell">
      <style:table-cell-properties style:vertical-align="middle" fo:background-color="#dddddd" fo:padding="0.097cm" fo:border-left="none" fo:border-right="none" fo:border-top="none" fo:border-bottom="0.002cm solid #000000">
        <style:background-image/>
      </style:table-cell-properties>
    </style:style>
    <style:style style:name="Tabla1.B1" style:family="table-cell">
      <style:table-cell-properties style:vertical-align="middle" fo:background-color="#dddddd" fo:padding="0.097cm" fo:border-left="0.002cm solid #000000" fo:border-right="none" fo:border-top="none" fo:border-bottom="0.002cm solid #000000">
        <style:background-image/>
      </style:table-cell-properties>
    </style:style>
    <style:style style:name="Tabla1.C1" style:family="table-cell">
      <style:table-cell-properties style:vertical-align="middle" fo:background-color="#dddddd" fo:padding="0.097cm" fo:border-left="0.002cm solid #000000" fo:border-right="0.002cm solid #000000" fo:border-top="none" fo:border-bottom="0.002cm solid #000000">
        <style:background-image/>
      </style:table-cell-properties>
    </style:style>
    <style:style style:name="Tabla1.2" style:family="table-row">
      <style:table-row-properties style:min-row-height="4.577cm"/>
    </style:style>
    <style:style style:name="Tabla1.B2" style:family="table-cell">
      <style:table-cell-properties fo:padding="0.097cm" fo:border-left="0.002cm solid #000000" fo:border-right="none" fo:border-top="none" fo:border-bottom="0.002cm solid #000000"/>
    </style:style>
    <style:style style:name="Tabla1.C2" style:family="table-cell">
      <style:table-cell-properties fo:padding="0.097cm" fo:border-left="0.002cm solid #000000" fo:border-right="0.002cm solid #000000" fo:border-top="none" fo:border-bottom="0.002cm solid #000000"/>
    </style:style>
    <style:style style:name="Tabla1.3" style:family="table-row">
      <style:table-row-properties style:min-row-height="4.255cm"/>
    </style:style>
    <style:style style:name="Tabla2" style:family="table">
      <style:table-properties style:width="16.999cm" table:align="margins"/>
    </style:style>
    <style:style style:name="Tabla2.A" style:family="table-column">
      <style:table-column-properties style:column-width="8.5cm" style:rel-column-width="32767*"/>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top="0cm" fo:margin-bottom="0.199cm"/>
      <style:text-properties style:font-name="Calibri"/>
    </style:style>
    <style:style style:name="P2" style:family="paragraph" style:parent-style-name="Standard">
      <style:paragraph-properties fo:margin-top="0cm" fo:margin-bottom="0.199cm"/>
      <style:text-properties fo:color="#800000" style:font-name="Calibri"/>
    </style:style>
    <style:style style:name="P3" style:family="paragraph" style:parent-style-name="Standard">
      <style:paragraph-properties fo:margin-top="0cm" fo:margin-bottom="0.199cm"/>
      <style:text-properties fo:color="#800000" style:font-name="Calibri" fo:font-size="14pt" fo:font-weight="bold" style:font-size-asian="14pt" style:font-weight-asian="bold" style:font-size-complex="14pt" style:font-weight-complex="bold"/>
    </style:style>
    <style:style style:name="P4" style:family="paragraph" style:parent-style-name="Standard">
      <style:paragraph-properties fo:margin-top="0cm" fo:margin-bottom="0.199cm"/>
      <style:text-properties fo:color="#800000" style:font-name="Calibri" fo:font-weight="bold" style:font-weight-asian="bold" style:font-weight-complex="bold"/>
    </style:style>
    <style:style style:name="P5" style:family="paragraph" style:parent-style-name="Standard">
      <style:paragraph-properties fo:margin-top="0cm" fo:margin-bottom="0.199cm" fo:padding="0.074cm" fo:border-left="none" fo:border-right="none" fo:border-top="none" fo:border-bottom="0.002cm solid #000000" style:join-border="false"/>
      <style:text-properties style:font-name="Calibri"/>
    </style:style>
    <style:style style:name="P6" style:family="paragraph" style:parent-style-name="Standard">
      <style:paragraph-properties fo:margin-top="0.499cm" fo:margin-bottom="0.499cm"/>
      <style:text-properties style:font-name="Calibri" fo:font-size="14pt" fo:font-weight="bold" style:font-size-asian="14pt" style:font-weight-asian="bold" style:font-size-complex="14pt" style:font-weight-complex="bold"/>
    </style:style>
    <style:style style:name="P7" style:family="paragraph" style:parent-style-name="Table_20_Contents">
      <style:text-properties style:font-name="Calibri" fo:font-size="12pt" style:font-size-asian="12pt" style:font-size-complex="12pt"/>
    </style:style>
    <style:style style:name="P8" style:family="paragraph" style:parent-style-name="Table_20_Contents" style:list-style-name="L1">
      <style:text-properties style:font-name="Calibri" fo:font-size="12pt" style:font-size-asian="12pt" style:font-size-complex="12pt"/>
    </style:style>
    <style:style style:name="P9" style:family="paragraph" style:parent-style-name="Table_20_Contents" style:list-style-name="L2">
      <style:text-properties style:font-name="Calibri" fo:font-size="12pt" style:font-size-asian="12pt" style:font-size-complex="12pt"/>
    </style:style>
    <style:style style:name="P10" style:family="paragraph" style:parent-style-name="Table_20_Contents" style:list-style-name="L3">
      <style:text-properties style:font-name="Calibri" fo:font-size="12pt" style:font-size-asian="12pt" style:font-size-complex="12pt"/>
    </style:style>
    <style:style style:name="P11" style:family="paragraph" style:parent-style-name="Table_20_Contents" style:list-style-name="L4">
      <style:text-properties style:font-name="Calibri" fo:font-size="12pt" style:font-size-asian="12pt" style:font-size-complex="12pt"/>
    </style:style>
    <style:style style:name="P12" style:family="paragraph" style:parent-style-name="Table_20_Contents" style:list-style-name="L2">
      <style:text-properties style:font-name="Calibri" fo:font-size="12pt" fo:font-weight="normal" style:font-size-asian="12pt" style:font-weight-asian="normal" style:font-size-complex="12pt" style:font-weight-complex="normal"/>
    </style:style>
    <style:style style:name="P13" style:family="paragraph" style:parent-style-name="Table_20_Contents" style:list-style-name="L1">
      <style:text-properties style:font-name="Calibri" fo:font-size="12pt" fo:font-weight="normal" style:font-size-asian="12pt" style:font-weight-asian="normal" style:font-size-complex="12pt" style:font-weight-complex="normal"/>
    </style:style>
    <style:style style:name="P14" style:family="paragraph" style:parent-style-name="Table_20_Contents">
      <style:text-properties style:font-name="Calibri" fo:font-size="10pt" fo:font-weight="bold" style:font-size-asian="10pt" style:font-weight-asian="bold" style:font-size-complex="10pt" style:font-weight-complex="bold"/>
    </style:style>
    <style:style style:name="P15" style:family="paragraph" style:parent-style-name="Table_20_Contents">
      <style:paragraph-properties fo:text-align="center" style:justify-single-word="false"/>
      <style:text-properties style:font-name="Calibri" fo:font-size="10pt" fo:font-weight="bold" style:font-size-asian="10pt" style:font-weight-asian="bold" style:font-size-complex="10pt" style:font-weight-complex="bold"/>
    </style:style>
    <style:style style:name="P16" style:family="paragraph" style:parent-style-name="Table_20_Contents" style:list-style-name="L2">
      <style:paragraph-properties>
        <style:tab-stops/>
      </style:paragraph-properties>
    </style:style>
    <style:style style:name="P17" style:family="paragraph" style:parent-style-name="Standard">
      <style:paragraph-properties fo:margin-top="0.499cm" fo:margin-bottom="0.199cm"/>
      <style:text-properties style:font-name="Calibri" fo:font-size="14pt" fo:font-weight="normal" style:font-size-asian="14pt" style:font-weight-asian="normal" style:font-size-complex="14pt" style:font-weight-complex="normal"/>
    </style:style>
    <style:style style:name="P18" style:family="paragraph" style:parent-style-name="Standard">
      <style:paragraph-properties fo:margin-left="0cm" fo:margin-right="0cm" fo:margin-top="0cm" fo:margin-bottom="0.199cm" fo:text-indent="0cm" style:auto-text-indent="false" fo:break-before="page"/>
      <style:text-properties style:font-name="Calibri" fo:font-size="12pt" fo:font-weight="normal" style:font-size-asian="12pt" style:font-weight-asian="normal" style:font-size-complex="12pt" style:font-weight-complex="normal"/>
    </style:style>
    <style:style style:name="P19" style:family="paragraph" style:parent-style-name="Standard">
      <style:paragraph-properties fo:margin-left="0cm" fo:margin-right="0cm" fo:margin-top="0cm" fo:margin-bottom="0.199cm" fo:text-indent="0cm" style:auto-text-indent="false"/>
      <style:text-properties style:font-name="Calibri" fo:font-size="12pt" fo:font-weight="normal" style:font-size-asian="12pt" style:font-weight-asian="normal" style:font-size-complex="12pt" style:font-weight-complex="normal"/>
    </style:style>
    <style:style style:name="P20" style:family="paragraph" style:parent-style-name="Standard">
      <style:paragraph-properties fo:margin-left="0cm" fo:margin-right="0cm" fo:margin-top="0cm" fo:margin-bottom="0.199cm" fo:text-indent="0cm" style:auto-text-indent="false"/>
      <style:text-properties style:font-name="Calibri" fo:font-size="14pt" fo:font-weight="bold" style:font-size-asian="14pt" style:font-weight-asian="bold" style:font-size-complex="14pt" style:font-weight-complex="bold"/>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font-name="Calibri" fo:font-size="12pt"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AREA 2</text:p>
      <text:p text:style-name="P4">ACTIVIDAD 3: ANÁLISIS DAFO</text:p>
      <text:p text:style-name="P2">Una vez elaborado el estudio anterior y tengas la información necesaria puedes <text:s/>identificar las fortalezas y debilidades de tu negocio; y las oportunidades y amenazas del entorno.</text:p>
      <text:p text:style-name="P2">Una vez detectadas, piensa en cuáles serían las acciones para corregir las debilidades, afrontar las <text:s/>amenazas, mantener las fortalezas y explotar las <text:s/>las oportunidades (C.A.M.E.)</text:p>
      <text:p text:style-name="P5"/>
      <text:p text:style-name="P1"/>
      <text:p text:style-name="P6">Analisis DAFO</text:p>
      <table:table table:name="Tabla1" table:style-name="Tabla1">
        <table:table-column table:style-name="Tabla1.A"/>
        <table:table-column table:style-name="Tabla1.B" table:number-columns-repeated="2"/>
        <table:table-row table:style-name="Tabla1.1">
          <table:table-cell table:style-name="Tabla1.A1" office:value-type="string">
            <text:p text:style-name="P15"/>
          </table:table-cell>
          <table:table-cell table:style-name="Tabla1.B1" office:value-type="string">
            <text:p text:style-name="P15">INTERNO</text:p>
          </table:table-cell>
          <table:table-cell table:style-name="Tabla1.C1" office:value-type="string">
            <text:p text:style-name="P15">EXTERNO</text:p>
          </table:table-cell>
        </table:table-row>
        <table:table-row table:style-name="Tabla1.2">
          <table:table-cell table:style-name="Tabla1.A1" office:value-type="string">
            <text:p text:style-name="P15">NEGATIVO</text:p>
          </table:table-cell>
          <table:table-cell table:style-name="Tabla1.B2" office:value-type="string">
            <text:p text:style-name="P14">DEBILIDADES</text:p>
            <text:list xml:id="list540594428688302584" text:style-name="L2">
              <text:list-item>
                <text:p text:style-name="P9">Usuários hetereogeneos</text:p>
              </text:list-item>
              <text:list-item>
                <text:p text:style-name="P9">Difi<text:span text:style-name="T1">cultad de implementación</text:span></text:p>
              </text:list-item>
              <text:list-item>
                <text:p text:style-name="P12">Requerimientos y necesidades cambiantes</text:p>
              </text:list-item>
              <text:list-item>
                <text:p text:style-name="P12">Usuarios poco estables</text:p>
              </text:list-item>
              <text:list-item>
                <text:p text:style-name="P12">Dependencia de terceros (que sean responsables, que tenga sus calendarios debidamente actualizados)</text:p>
              </text:list-item>
            </text:list>
          </table:table-cell>
          <table:table-cell table:style-name="Tabla1.C2" office:value-type="string">
            <text:p text:style-name="P14">AMENAZAS</text:p>
            <text:list xml:id="list7520953879514881418" text:style-name="L4">
              <text:list-item>
                <text:p text:style-name="P11">Promotores de eventos</text:p>
              </text:list-item>
              <text:list-item>
                <text:p text:style-name="P11">Legislación cambiante</text:p>
              </text:list-item>
              <text:list-item>
                <text:p text:style-name="P11">Puede surgir competencia</text:p>
              </text:list-item>
              <text:list-item>
                <text:p text:style-name="P11">La informalidad de artistas y salas de ocio.</text:p>
              </text:list-item>
            </text:list>
          </table:table-cell>
        </table:table-row>
        <table:table-row table:style-name="Tabla1.3">
          <table:table-cell table:style-name="Tabla1.A1" office:value-type="string">
            <text:p text:style-name="P15">POSITIVO</text:p>
          </table:table-cell>
          <table:table-cell table:style-name="Tabla1.B2" office:value-type="string">
            <text:p text:style-name="P14">FORTALEZAS</text:p>
            <text:list xml:id="list6090131581917692512" text:style-name="L1">
              <text:list-item>
                <text:p text:style-name="P8">Sistema Novedoso</text:p>
              </text:list-item>
              <text:list-item>
                <text:p text:style-name="P8">Simplifica el proceso de contratación y gestión de un evento</text:p>
              </text:list-item>
              <text:list-item>
                <text:p text:style-name="P13">Abarca todo el proceso</text:p>
              </text:list-item>
              <text:list-item>
                <text:p text:style-name="P13">Escalable y ampliable facilmente</text:p>
              </text:list-item>
              <text:list-item>
                <text:p text:style-name="P13">Conocimiento del sector</text:p>
              </text:list-item>
            </text:list>
          </table:table-cell>
          <table:table-cell table:style-name="Tabla1.C2" office:value-type="string">
            <text:p text:style-name="P14">OPORTUNIDADES</text:p>
            <text:list xml:id="list3814181258442464411" text:style-name="L3">
              <text:list-item>
                <text:p text:style-name="P10">Se pueden abarcar otro/todo tipo de espectáculos</text:p>
              </text:list-item>
              <text:list-item>
                <text:p text:style-name="P10">Extendible a todo el mundo</text:p>
              </text:list-item>
              <text:list-item>
                <text:p text:style-name="P10">Facilitar el trabajo a promotores de espectáculos.</text:p>
              </text:list-item>
              <text:list-item>
                <text:p text:style-name="P10">Aprobechar la apertura de nuevas salas con ofertas.</text:p>
              </text:list-item>
              <text:list-item>
                <text:p text:style-name="P10">Escasez de medios para la promoción de artistas.</text:p>
              </text:list-item>
            </text:list>
          </table:table-cell>
        </table:table-row>
      </table:table>
      <text:p text:style-name="P17"/>
      <text:p text:style-name="P18"><text:span text:style-name="T2">Informe C.A.M.E</text:span></text:p>
      <table:table table:name="Tabla2" table:style-name="Tabla2">
        <table:table-column table:style-name="Tabla2.A" table:number-columns-repeated="2"/>
        <table:table-row>
          <table:table-cell table:style-name="Tabla2.A1" office:value-type="string">
            <text:p text:style-name="P7"/>
          </table:table-cell>
          <table:table-cell table:style-name="Tabla2.B1" office:value-type="string">
            <text:p text:style-name="P7"/>
          </table:table-cell>
        </table:table-row>
        <table:table-row>
          <table:table-cell table:style-name="Tabla2.A2" office:value-type="string">
            <text:p text:style-name="P14">DEBILIDADES - CORREGIR</text:p>
            <text:list xml:id="list39640758" text:continue-list="list540594428688302584" text:style-name="L2">
              <text:list-item>
                <text:p text:style-name="P9">Difi<text:span text:style-name="T1">cultad de implementación</text:span></text:p>
              </text:list-item>
              <text:list-item>
                <text:p text:style-name="P12">Requerimientos y necesidades cambiantes</text:p>
              </text:list-item>
              <text:list-item>
                <text:p text:style-name="P12">Usuários hetereogeneos</text:p>
              </text:list-item>
              <text:list-item>
                <text:p text:style-name="P12">Usuarios poco estables</text:p>
              </text:list-item>
              <text:list-item>
                <text:p text:style-name="P12">Dependencia de terceros (que sean responsables, que tenga sus calendarios debidamente actualizados)</text:p>
              </text:list-item>
            </text:list>
          </table:table-cell>
          <table:table-cell table:style-name="Tabla2.B2" office:value-type="string">
            <text:list xml:id="list39634810" text:continue-numbering="true" text:style-name="L2">
              <text:list-item>
                <text:p text:style-name="P16"><text:span text:style-name="T3">En cuanto a las debilidades técnicas, es necesaria una constante formación y mejora de los conocimiento, además de estar constantemen actualizado y al día con las novedades técnicas.</text:span></text:p>
              </text:list-item>
              <text:list-item>
                <text:p text:style-name="P16"><text:span text:style-name="T3">Ofrecer incentivos a los usuarios para que esten comprometidos.</text:span></text:p>
              </text:list-item>
            </text:list>
            <text:p text:style-name="P7"/>
          </table:table-cell>
        </table:table-row>
        <table:table-row>
          <table:table-cell table:style-name="Tabla2.A2" office:value-type="string">
            <text:p text:style-name="P14">FORTALEZAS - MANTENER</text:p>
            <text:list xml:id="list39647099" text:continue-list="list6090131581917692512" text:style-name="L1">
              <text:list-item>
                <text:p text:style-name="P8">Sistema Novedoso</text:p>
              </text:list-item>
              <text:list-item>
                <text:p text:style-name="P8">Simplifica el proceso de contratación y gestión de un evento</text:p>
              </text:list-item>
              <text:list-item>
                <text:p text:style-name="P13">Abarca todo el proceso</text:p>
              </text:list-item>
              <text:list-item>
                <text:p text:style-name="P13">Escalable y ampliable facilmente</text:p>
              </text:list-item>
              <text:list-item>
                <text:p text:style-name="P13">Conocimiento del sector</text:p>
              </text:list-item>
            </text:list>
          </table:table-cell>
          <table:table-cell table:style-name="Tabla2.B2" office:value-type="string">
            <text:list xml:id="list39635200" text:continue-numbering="true" text:style-name="L1">
              <text:list-item>
                <text:p text:style-name="P8">Estar en continuo I+D</text:p>
              </text:list-item>
            </text:list>
          </table:table-cell>
        </table:table-row>
        <table:table-row>
          <table:table-cell table:style-name="Tabla2.A2" office:value-type="string">
            <text:p text:style-name="P14">AMENAZAS - AFRONTAR</text:p>
            <text:list xml:id="list39653001" text:continue-list="list7520953879514881418" text:style-name="L4">
              <text:list-item>
                <text:p text:style-name="P11">Promotores de eventos</text:p>
              </text:list-item>
              <text:list-item>
                <text:p text:style-name="P11">Legislación cambiante</text:p>
              </text:list-item>
              <text:list-item>
                <text:p text:style-name="P11">Puede surgir competencia</text:p>
              </text:list-item>
              <text:list-item>
                <text:p text:style-name="P11">La informalidad de artistas y salas de ocio.</text:p>
              </text:list-item>
            </text:list>
          </table:table-cell>
          <table:table-cell table:style-name="Tabla2.B2" office:value-type="string">
            <text:list xml:id="list39629715" text:continue-numbering="true" text:style-name="L4">
              <text:list-item>
                <text:p text:style-name="P11">Implementar un perfil de usuario dirigido a los promotores de eventos.</text:p>
              </text:list-item>
              <text:list-item>
                <text:p text:style-name="P11">Contratar una buena gestoria con asesoramiento legal</text:p>
              </text:list-item>
            </text:list>
          </table:table-cell>
        </table:table-row>
        <table:table-row>
          <table:table-cell table:style-name="Tabla2.A2" office:value-type="string">
            <text:p text:style-name="P14">OPORTUNIDADES - EXPLOTAR</text:p>
            <text:list xml:id="list39630768" text:continue-list="list3814181258442464411" text:style-name="L3">
              <text:list-item>
                <text:p text:style-name="P10">Se pueden abarcar otro/todo tipo de espectáculos</text:p>
              </text:list-item>
              <text:list-item>
                <text:p text:style-name="P10">Extendible a todo el mundo</text:p>
              </text:list-item>
              <text:list-item>
                <text:p text:style-name="P10">Facilitar el trabajo a promotores de espectáculos.</text:p>
              </text:list-item>
              <text:list-item>
                <text:p text:style-name="P10">Aprobechar la apertura de nuevas salas con ofertas.</text:p>
              </text:list-item>
              <text:list-item>
                <text:p text:style-name="P10">Escasez de medios para la promoción de artistas.</text:p>
              </text:list-item>
            </text:list>
          </table:table-cell>
          <table:table-cell table:style-name="Tabla2.B2" office:value-type="string">
            <text:list xml:id="list39654684" text:continue-numbering="true" text:style-name="L3">
              <text:list-item>
                <text:p text:style-name="P10">En un futuro a medio plazo, implementar para teatro, monologos, etc.</text:p>
              </text:list-item>
              <text:list-item>
                <text:p text:style-name="P10">Potenciar los requisitos necesarios para el trabajo de los promotores, managers, representantes, para que centralicen su negocio/agenda unicamente en la plataforma</text:p>
              </text:list-item>
              <text:list-item>
                <text:p text:style-name="P10">Potenciar publicidad dentro y fuera de la plataforma (Cuentas premium)</text:p>
              </text:list-item>
            </text:list>
          </table:table-cell>
        </table:table-row>
      </table:table>
      <text:p text:style-name="P19"><text:span text:style-name="T2"/></text:p>
      <text:p text:style-name="P20"><text:span text:style-name="T2">Conclusión.</text:span></text:p>
      <text:p text:style-name="P19"><text:span text:style-name="T2">El mayor problema con el que podemos encontrarnos es que los usuarios potenciales vean la plataforma como un medio para formalizar sus contrataciones, pero que no mantengan sus agendas y perfiles actualizados, que no sincronicen el calendario que la aplicación pone a su disposición con su agenda física (en estos momentos las salas, sobretodo, suelen tener una agenda donde anotan las fechas en las que no tienen disponibilidad), por ello hay que intentar cambiar las costumbres y los hábitos de trabajo de los usuario potenciales, ofreciendo incentivos por determina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20M</meta:editing-duration>
    <meta:editing-cycles>13</meta:editing-cycles>
    <meta:generator>OpenOffice/4.1.9$Win32 OpenOffice.org_project/419m1$Build-9805</meta:generator>
    <dc:date>2021-11-24T19:41:44.62</dc:date>
    <meta:document-statistic meta:table-count="2" meta:image-count="0" meta:object-count="0" meta:page-count="2" meta:paragraph-count="66" meta:word-count="515" meta:character-count="3286"/>
    <meta:user-defined meta:name="Info 1"/>
    <meta:user-defined meta:name="Info 2"/>
    <meta:user-defined meta:name="Info 3"/>
    <meta:user-defined meta:name="Info 4"/>
  </office:meta>
</office:document-meta>
</file>